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5.4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5" style:family="table-cell" style:parent-style-name="Default">
      <style:text-properties fo:font-size="14pt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 style:data-style-name="N0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EQUAZIONE DI 2<text:span text:style-name="T1">º GRADO</text:span>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x1=</text:p>
          </table:table-cell>
          <table:table-cell table:formula="of:=ROUND(IF([.E7]&gt;0;(-[.C3]+SQRT([.E7])))/2*[.C2] ;2)" office:value-type="float" office:value="-3.31" calcext:value-type="float">
            <text:p>-3.31</text:p>
          </table:table-cell>
          <table:table-cell/>
          <table:table-cell table:style-name="ce7" office:value-type="string" calcext:value-type="string">
            <text:p>discriminante</text:p>
          </table:table-cell>
        </table:table-row>
        <table:table-row table:style-name="ro2">
          <table:table-cell/>
          <table:table-cell office:value-type="string" calcext:value-type="string">
            <text:p>x2=</text:p>
          </table:table-cell>
          <table:table-cell table:style-name="ce2" table:formula="of:=ROUND(IF([.E7]&gt;0;(-[.C3]-SQRT([.E7])))/2*[.C2] ;2)" office:value-type="float" office:value="19.31" calcext:value-type="float">
            <text:p>19.31</text:p>
          </table:table-cell>
          <table:table-cell/>
          <table:table-cell table:style-name="ce2" table:formula="of:=SUM([.C3]^2;-4*[.C2]*[.C4])" office:value-type="float" office:value="128" calcext:value-type="float">
            <text:p>128</text:p>
          </table:table-cell>
        </table:table-row>
        <table:table-row table:style-name="ro2">
          <table:table-cell table:formula="of:=IF([.E7] &lt; 0;&quot;RADICI IMMAGINARIE&quot;;&quot;&quot;)">
            <text:p/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"/>
        </table:table-row>
      </table:table>
      <table:table table:name="2" table:style-name="ta1">
        <table:table-column table:style-name="co1" table:default-cell-style-name="ce4"/>
        <table:table-column table:style-name="co1" table:default-cell-style-name="ce11"/>
        <table:table-column table:style-name="co1" table:number-columns-repeated="7" table:default-cell-style-name="Default"/>
        <table:table-column table:style-name="co1" table:visibility="collapse" table:default-cell-style-name="Default"/>
        <table:table-row table:style-name="ro2">
          <table:table-cell table:style-name="ce9" office:value-type="string" calcext:value-type="string" table:number-columns-spanned="5" table:number-rows-spanned="1">
            <text:p>NOTA VENDITA AGENTE FIORENZI</text:p>
          </table:table-cell>
          <table:covered-table-cell table:style-name="Default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TOTALE</text:p>
          </table:table-cell>
          <table:table-cell table:number-columns-repeated="5"/>
        </table:table-row>
        <table:table-row table:style-name="ro2">
          <table:table-cell office:value-type="date" office:date-value="2010-12-02" calcext:value-type="date">
            <text:p>02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table:formula="of:=[.C3]*[.D3]" office:value-type="float" office:value="34" calcext:value-type="float">
            <text:p>34</text:p>
          </table:table-cell>
          <table:table-cell table:number-columns-repeated="4"/>
          <table:table-cell table:formula="of:=IF([.B3]=&quot;Pinza&quot;;[.C3]*[.D3];0)" office:value-type="float" office:value="34" calcext:value-type="float">
            <text:p>34</text:p>
          </table:table-cell>
        </table:table-row>
        <table:table-row table:style-name="ro2">
          <table:table-cell office:value-type="date" office:date-value="2010-12-03" calcext:value-type="date">
            <text:p>03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4]*[.D4]" office:value-type="float" office:value="50" calcext:value-type="float">
            <text:p>50</text:p>
          </table:table-cell>
          <table:table-cell table:number-columns-repeated="4"/>
          <table:table-cell table:formula="of:=IF([.B4]=&quot;Pinza&quot;;[.C4]*[.D4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4" calcext:value-type="date">
            <text:p>04/12/10</text:p>
          </table:table-cell>
          <table:table-cell office:value-type="string" calcext:value-type="string">
            <text:p>Chiave I2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table:formula="of:=[.C5]*[.D5]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Totale Pinze</text:p>
          </table:table-cell>
          <table:table-cell table:style-name="ce12" table:formula="of:=SUM([.J3:.J15])" office:value-type="float" office:value="85" calcext:value-type="float">
            <text:p>85</text:p>
          </table:table-cell>
          <table:table-cell/>
          <table:table-cell table:formula="of:=IF([.B5]=&quot;Pinza&quot;;[.C5]*[.D5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5" calcext:value-type="date">
            <text:p>05/12/10</text:p>
          </table:table-cell>
          <table:table-cell office:value-type="string" calcext:value-type="string">
            <text:p>Martell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60" calcext:value-type="float">
            <text:p>60</text:p>
          </table:table-cell>
          <table:table-cell table:number-columns-repeated="4"/>
          <table:table-cell table:formula="of:=IF([.B6]=&quot;Pinza&quot;;[.C6]*[.D6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6" calcext:value-type="date">
            <text:p>06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25.5" calcext:value-type="float">
            <text:p>25.5</text:p>
          </table:table-cell>
          <table:table-cell/>
          <table:table-cell table:style-name="ce12" office:value-type="string" calcext:value-type="string">
            <text:p>Ordini Pinze</text:p>
          </table:table-cell>
          <table:table-cell table:style-name="ce12" table:formula="of:=COUNTIF([.B3:.B15];&quot;Pinza&quot;)" office:value-type="float" office:value="3" calcext:value-type="float">
            <text:p>3</text:p>
          </table:table-cell>
          <table:table-cell/>
          <table:table-cell table:formula="of:=IF([.B7]=&quot;Pinza&quot;;[.C7]*[.D7];0)" office:value-type="float" office:value="25.5" calcext:value-type="float">
            <text:p>25.5</text:p>
          </table:table-cell>
        </table:table-row>
        <table:table-row table:style-name="ro2">
          <table:table-cell office:value-type="date" office:date-value="2010-12-07" calcext:value-type="date">
            <text:p>07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8]*[.D8]" office:value-type="float" office:value="20" calcext:value-type="float">
            <text:p>20</text:p>
          </table:table-cell>
          <table:table-cell table:number-columns-repeated="4"/>
          <table:table-cell table:formula="of:=IF([.B8]=&quot;Pinza&quot;;[.C8]*[.D8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8" calcext:value-type="date">
            <text:p>08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9]*[.D9]" office:value-type="float" office:value="30" calcext:value-type="float">
            <text:p>30</text:p>
          </table:table-cell>
          <table:table-cell table:number-columns-repeated="4"/>
          <table:table-cell table:formula="of:=IF([.B9]=&quot;Pinza&quot;;[.C9]*[.D9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09" calcext:value-type="date">
            <text:p>09/12/10</text:p>
          </table:table-cell>
          <table:table-cell office:value-type="string" calcext:value-type="string">
            <text:p>Chiave E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4.5" calcext:value-type="float">
            <text:p>4.5</text:p>
          </table:table-cell>
          <table:table-cell table:number-columns-repeated="4"/>
          <table:table-cell table:formula="of:=IF([.B10]=&quot;Pinza&quot;;[.C10]*[.D10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0" calcext:value-type="date">
            <text:p>10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float" office:value="15" calcext:value-type="float">
            <text:p>15</text:p>
          </table:table-cell>
          <table:table-cell table:number-columns-repeated="4"/>
          <table:table-cell table:formula="of:=IF([.B11]=&quot;Pinza&quot;;[.C11]*[.D11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1" calcext:value-type="date">
            <text:p>11/12/10</text:p>
          </table:table-cell>
          <table:table-cell office:value-type="string" calcext:value-type="string">
            <text:p>ClaceStruzzo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C12]*[.D12]" office:value-type="float" office:value="160" calcext:value-type="float">
            <text:p>160</text:p>
          </table:table-cell>
          <table:table-cell table:number-columns-repeated="4"/>
          <table:table-cell table:formula="of:=IF([.B12]=&quot;Pinza&quot;;[.C12]*[.D12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2" calcext:value-type="date">
            <text:p>12/12/10</text:p>
          </table:table-cell>
          <table:table-cell office:value-type="string" calcext:value-type="string">
            <text:p>Pinza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25.5" calcext:value-type="float">
            <text:p>25.5</text:p>
          </table:table-cell>
          <table:table-cell table:number-columns-repeated="4"/>
          <table:table-cell table:formula="of:=IF([.B13]=&quot;Pinza&quot;;[.C13]*[.D13];0)" office:value-type="float" office:value="25.5" calcext:value-type="float">
            <text:p>25.5</text:p>
          </table:table-cell>
        </table:table-row>
        <table:table-row table:style-name="ro2">
          <table:table-cell office:value-type="date" office:date-value="2010-12-13" calcext:value-type="date">
            <text:p>13/12/10</text:p>
          </table:table-cell>
          <table:table-cell office:value-type="string" calcext:value-type="string">
            <text:p>Girav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4]*[.D14]" office:value-type="float" office:value="30" calcext:value-type="float">
            <text:p>30</text:p>
          </table:table-cell>
          <table:table-cell table:number-columns-repeated="4"/>
          <table:table-cell table:formula="of:=IF([.B14]=&quot;Pinza&quot;;[.C14]*[.D14];0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0-12-14" calcext:value-type="date">
            <text:p>14/12/10</text:p>
          </table:table-cell>
          <table:table-cell office:value-type="string" calcext:value-type="string">
            <text:p>Lima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float" office:value="13" calcext:value-type="float">
            <text:p>13</text:p>
          </table:table-cell>
          <table:table-cell table:number-columns-repeated="4"/>
          <table:table-cell table:formula="of:=IF([.B15]=&quot;Pinza&quot;;[.C15]*[.D15];0)" office:value-type="float" office:value="0" calcext:value-type="float">
            <text:p>0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 calcext:value-type="string">
            <text:p>TOTALE</text:p>
          </table:table-cell>
          <table:table-cell table:formula="of:=SUM([.E3:.E15])" office:value-type="float" office:value="488.5" calcext:value-type="float">
            <text:p>488.5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</table:table-row>
      </table:table>
      <table:table table:name="3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ce15"/>
        <table:table-row table:style-name="ro2">
          <table:table-cell table:style-name="ce13" office:value-type="string" calcext:value-type="string" table:number-columns-spanned="5" table:number-rows-spanned="1">
            <text:p>ESAMI DI STATISTICA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Nome</text:p>
          </table:table-cell>
          <table:table-cell table:style-name="ce4" office:value-type="date" office:date-value="2010-02-01" calcext:value-type="date">
            <text:p>01/02/10</text:p>
          </table:table-cell>
          <table:table-cell table:style-name="ce4" office:value-type="date" office:date-value="2010-03-01" calcext:value-type="date">
            <text:p>01/03/10</text:p>
          </table:table-cell>
          <table:table-cell office:value-type="string" calcext:value-type="string">
            <text:p>Media</text:p>
          </table:table-cell>
          <table:table-cell table:style-name="ce14" office:value-type="string" calcext:value-type="string">
            <text:p>Risultato</text:p>
          </table:table-cell>
        </table:table-row>
        <table:table-row table:style-name="ro2">
          <table:table-cell office:value-type="string" calcext:value-type="string">
            <text:p>Guglielmo Dini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AVERAGE([.B3:.C3])" office:value-type="float" office:value="67.5" calcext:value-type="float">
            <text:p>67.5</text:p>
          </table:table-cell>
          <table:table-cell table:formula="of:=IF([.D3]&lt;60;ripete;IF(AND([.D3]&gt;=60;[.D3]&lt;=70);supera;IF([.D3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Franco Bianchi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formula="of:=AVERAGE([.B4:.C4])" office:value-type="float" office:value="56" calcext:value-type="float">
            <text:p>56</text:p>
          </table:table-cell>
          <table:table-cell table:formula="of:=IF([.D4]&lt;60;ripete;IF(AND([.D4]&gt;=60;[.D4]&lt;=70);supera;IF([.D4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Clara Verdi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formula="of:=AVERAGE([.B5:.C5])" office:value-type="float" office:value="86.5" calcext:value-type="float">
            <text:p>86.5</text:p>
          </table:table-cell>
          <table:table-cell table:formula="of:=IF([.D5]&lt;60;ripete;IF(AND([.D5]&gt;=60;[.D5]&lt;=70);supera;IF([.D5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Rosa Sanzani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AVERAGE([.B6:.C6])" office:value-type="float" office:value="69" calcext:value-type="float">
            <text:p>69</text:p>
          </table:table-cell>
          <table:table-cell table:formula="of:=IF([.D6]&lt;60;ripete;IF(AND([.D6]&gt;=60;[.D6]&lt;=70);supera;IF([.D6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Giorgio Menabo’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formula="of:=AVERAGE([.B7:.C7])" office:value-type="float" office:value="61" calcext:value-type="float">
            <text:p>61</text:p>
          </table:table-cell>
          <table:table-cell table:formula="of:=IF([.D7]&lt;60;ripete;IF(AND([.D7]&gt;=60;[.D7]&lt;=70);supera;IF([.D7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Vanna Rienzi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B8:.C8])" office:value-type="float" office:value="54" calcext:value-type="float">
            <text:p>54</text:p>
          </table:table-cell>
          <table:table-cell table:formula="of:=IF([.D8]&lt;60;ripete;IF(AND([.D8]&gt;=60;[.D8]&lt;=70);supera;IF([.D8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Massimo Besta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AVERAGE([.B9:.C9])" office:value-type="float" office:value="56" calcext:value-type="float">
            <text:p>56</text:p>
          </table:table-cell>
          <table:table-cell table:formula="of:=IF([.D9]&lt;60;ripete;IF(AND([.D9]&gt;=60;[.D9]&lt;=70);supera;IF([.D9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Franco Zeri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AVERAGE([.B10:.C10])" office:value-type="float" office:value="63" calcext:value-type="float">
            <text:p>63</text:p>
          </table:table-cell>
          <table:table-cell table:formula="of:=IF([.D10]&lt;60;ripete;IF(AND([.D10]&gt;=60;[.D10]&lt;=70);supera;IF([.D10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Giorgio Leandro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AVERAGE([.B11:.C11])" office:value-type="float" office:value="87.5" calcext:value-type="float">
            <text:p>87.5</text:p>
          </table:table-cell>
          <table:table-cell table:formula="of:=IF([.D11]&lt;60;ripete;IF(AND([.D11]&gt;=60;[.D11]&lt;=70);supera;IF([.D11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Alberto Tosi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formula="of:=AVERAGE([.B12:.C12])" office:value-type="float" office:value="68" calcext:value-type="float">
            <text:p>68</text:p>
          </table:table-cell>
          <table:table-cell table:formula="of:=IF([.D12]&lt;60;ripete;IF(AND([.D12]&gt;=60;[.D12]&lt;=70);supera;IF([.D12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Aldo Gerre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AVERAGE([.B13:.C13])" office:value-type="float" office:value="61" calcext:value-type="float">
            <text:p>61</text:p>
          </table:table-cell>
          <table:table-cell table:formula="of:=IF([.D13]&lt;60;ripete;IF(AND([.D13]&gt;=60;[.D13]&lt;=70);supera;IF([.D13]&gt;70;ottimo))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Adriana Botti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AVERAGE([.B14:.C14])" office:value-type="float" office:value="52" calcext:value-type="float">
            <text:p>52</text:p>
          </table:table-cell>
          <table:table-cell table:formula="of:=IF([.D14]&lt;60;ripete;IF(AND([.D14]&gt;=60;[.D14]&lt;=70);supera;IF([.D14]&gt;70;ottimo)))" office:value-type="string" office:string-value="" calcext:value-type="error">
            <text:p>#NAME?</text:p>
          </table:table-cell>
        </table:table-row>
      </table:table>
      <table:table table:name="4" table:style-name="ta1">
        <table:shapes>
          <draw:frame draw:z-index="0" draw:style-name="gr1" draw:text-style-name="P1" svg:width="159.99mm" svg:height="89.99mm" svg:x="91.04mm" svg:y="9.4mm">
            <draw:object draw:notify-on-update-of-ranges="'4'.B3:'4'.B12 '4'.C3:'4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table:style-name="ce9" office:value-type="string" calcext:value-type="string" table:number-columns-spanned="3" table:number-rows-spanned="1">
            <text:p>Vendite d’auto in Europa</text:p>
            <text:p>201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dice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Numer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olkswagen</text:p>
          </table:table-cell>
          <table:table-cell office:value-type="float" office:value="154127" calcext:value-type="float">
            <text:p>1541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nault</text:p>
          </table:table-cell>
          <table:table-cell office:value-type="float" office:value="114748" calcext:value-type="float">
            <text:p>1147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rd</text:p>
          </table:table-cell>
          <table:table-cell office:value-type="float" office:value="110958" calcext:value-type="float">
            <text:p>1109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l</text:p>
          </table:table-cell>
          <table:table-cell office:value-type="float" office:value="100683" calcext:value-type="float">
            <text:p>10068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ugeot</text:p>
          </table:table-cell>
          <table:table-cell office:value-type="float" office:value="100591" calcext:value-type="float">
            <text:p>1005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itroen</text:p>
          </table:table-cell>
          <table:table-cell office:value-type="float" office:value="83814" calcext:value-type="float">
            <text:p>838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at</text:p>
          </table:table-cell>
          <table:table-cell office:value-type="float" office:value="82537" calcext:value-type="float">
            <text:p>825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di</text:p>
          </table:table-cell>
          <table:table-cell office:value-type="float" office:value="62353" calcext:value-type="float">
            <text:p>6235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MW</text:p>
          </table:table-cell>
          <table:table-cell office:value-type="float" office:value="60919" calcext:value-type="float">
            <text:p>609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rcedes</text:p>
          </table:table-cell>
          <table:table-cell office:value-type="float" office:value="58614" calcext:value-type="float">
            <text:p>58614</text:p>
          </table:table-cell>
        </table:table-row>
      </table:table>
      <table:table table:name="5" table:style-name="ta1">
        <table:shapes>
          <draw:frame draw:z-index="0" draw:style-name="gr1" draw:text-style-name="P1" svg:width="159.97mm" svg:height="90.04mm" svg:x="83.43mm" svg:y="9.83mm">
            <draw:object draw:notify-on-update-of-ranges="'5'.A4:'5'.A16 '5'.B4:'5'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Reddito</text:p>
            <text:p>Familiare</text:p>
          </table:table-cell>
          <table:table-cell office:value-type="string" calcext:value-type="string">
            <text:p>Consumi</text:p>
            <text:p>Alimentari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8:33:29.88022073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8:57:55.748581742</meta:creation-date>
    <dc:date>2019-09-25T19:35:13.105788507</dc:date>
    <meta:editing-duration>PT26M26S</meta:editing-duration>
    <meta:editing-cycles>11</meta:editing-cycles>
    <meta:generator>LibreOffice/6.2.6.2$Linux_X86_64 LibreOffice_project/20$Build-2</meta:generator>
    <meta:document-statistic meta:table-count="5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ff0000"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AUTO: I MODELLI PIU' VENDUTI</text:p>
        </chart:title>
        <chart:subtitle svg:x="4.133cm" svg:y="1.275cm" chart:style-name="ch3">
          <text:p>Numero auto vendute in Europa - anno 2010
(prime 10 marche)</text:p>
        </chart:subtitle>
        <chart:plot-area chart:style-name="ch4" table:cell-range-address="'4'.B3:'4'.C12" chart:data-source-has-labels="column" svg:x="0.32cm" svg:y="2.588cm" svg:width="15.36cm" svg:height="6.232cm">
          <chartooo:coordinate-region svg:x="2.423cm" svg:y="2.588cm" svg:width="13.257cm" svg:height="6.232cm"/>
          <chart:axis chart:dimension="x" chart:name="primary-x" chart:style-name="ch5" chartooo:axis-type="auto">
            <chartooo:date-scale/>
            <chart:categories table:cell-range-address="'4'.B3:'4'.B12"/>
          </chart:axis>
          <chart:axis chart:dimension="y" chart:name="primary-y" chart:style-name="ch6"/>
          <chart:series chart:style-name="ch7" chart:values-cell-range-address="'4'.C3:'4'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olkswagen</text:p>
                <draw:g>
                  <svg:desc>'4'.B3:'4'.B12</svg:desc>
                </draw:g>
              </table:table-cell>
              <table:table-cell office:value-type="float" office:value="154127">
                <text:p>154127</text:p>
                <draw:g>
                  <svg:desc>'4'.C3:'4'.C12</svg:desc>
                </draw:g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114748">
                <text:p>114748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110958">
                <text:p>110958</text:p>
              </table:table-cell>
            </table:table-row>
            <table:table-row>
              <table:table-cell office:value-type="string">
                <text:p>Opel</text:p>
              </table:table-cell>
              <table:table-cell office:value-type="float" office:value="100683">
                <text:p>100683</text:p>
              </table:table-cell>
            </table:table-row>
            <table:table-row>
              <table:table-cell office:value-type="string">
                <text:p>Peugeot</text:p>
              </table:table-cell>
              <table:table-cell office:value-type="float" office:value="100591">
                <text:p>100591</text:p>
              </table:table-cell>
            </table:table-row>
            <table:table-row>
              <table:table-cell office:value-type="string">
                <text:p>Citroen</text:p>
              </table:table-cell>
              <table:table-cell office:value-type="float" office:value="83814">
                <text:p>83814</text:p>
              </table:table-cell>
            </table:table-row>
            <table:table-row>
              <table:table-cell office:value-type="string">
                <text:p>Fiat</text:p>
              </table:table-cell>
              <table:table-cell office:value-type="float" office:value="82537">
                <text:p>82537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62353">
                <text:p>62353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60919">
                <text:p>60919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58614">
                <text:p>58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563cm" svg:y="0.316cm" chart:style-name="ch2">
          <text:p>Rapporto tra redditi e consumi delle famiglie</text:p>
        </chart:title>
        <chart:plot-area chart:style-name="ch3" table:cell-range-address="'5'.A4:'5'.B16" svg:x="1.33cm" svg:y="1.275cm" svg:width="14.349cm" svg:height="6.569cm">
          <chartooo:coordinate-region svg:x="1.951cm" svg:y="1.474cm" svg:width="13.542cm" svg:height="5.723cm"/>
          <chart:axis chart:dimension="x" chart:name="primary-x" chart:style-name="ch4">
            <chart:title svg:x="7.216cm" svg:y="8.024cm" chart:style-name="ch5">
              <text:p>Reddito familiare</text:p>
            </chart:title>
          </chart:axis>
          <chart:axis chart:dimension="y" chart:name="primary-y" chart:style-name="ch4">
            <chart:title svg:x="0.451cm" svg:y="6.019cm" chart:style-name="ch6">
              <text:p>Consumi alimentari</text:p>
            </chart:title>
            <chart:grid chart:style-name="ch7" chart:class="major"/>
          </chart:axis>
          <chart:series chart:style-name="ch8" chart:values-cell-range-address="'5'.B4:'5'.B16" chart:class="chart:scatter">
            <chart:domain table:cell-range-address="'5'.A4:'5'.A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'5'.A4:'5'.A16</svg:desc>
                </draw:g>
              </table:table-cell>
              <table:table-cell office:value-type="float" office:value="37">
                <text:p>37</text:p>
                <draw:g>
                  <svg:desc>'5'.B4:'5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